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bold" officeooo:rsid="0003d867" officeooo:paragraph-rsid="0003d867" style:font-size-asian="12pt" style:font-weight-asian="bold" style:font-size-complex="12pt" style:font-weight-complex="bold"/>
    </style:style>
    <style:style style:name="P2" style:family="paragraph" style:parent-style-name="Standard">
      <style:text-properties fo:font-size="12pt" fo:font-weight="bold" officeooo:rsid="0008e077" officeooo:paragraph-rsid="0008e077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officeooo:rsid="0003d867" officeooo:paragraph-rsid="0003d867" style:font-size-asian="12pt" style:font-size-complex="12pt"/>
    </style:style>
    <style:style style:name="P4" style:family="paragraph" style:parent-style-name="Standard">
      <style:text-properties fo:font-size="12pt" officeooo:rsid="0003d867" officeooo:paragraph-rsid="0004eba8" style:font-size-asian="12pt" style:font-size-complex="12pt"/>
    </style:style>
    <style:style style:name="P5" style:family="paragraph" style:parent-style-name="Standard">
      <style:text-properties fo:font-size="12pt" officeooo:rsid="0003d867" officeooo:paragraph-rsid="000c5d18" style:font-size-asian="12pt" style:font-size-complex="12pt"/>
    </style:style>
    <style:style style:name="P6" style:family="paragraph" style:parent-style-name="Standard">
      <style:text-properties fo:font-size="12pt" officeooo:rsid="0004eba8" officeooo:paragraph-rsid="0004eba8" style:font-size-asian="12pt" style:font-size-complex="12pt"/>
    </style:style>
    <style:style style:name="P7" style:family="paragraph" style:parent-style-name="Standard">
      <style:text-properties fo:font-size="12pt" officeooo:rsid="00076ed1" officeooo:paragraph-rsid="000c5d18" style:font-size-asian="12pt" style:font-size-complex="12pt"/>
    </style:style>
    <style:style style:name="P8" style:family="paragraph" style:parent-style-name="Standard">
      <style:text-properties fo:font-size="12pt" officeooo:rsid="000c5d18" officeooo:paragraph-rsid="000c5d18" style:font-size-asian="12pt" style:font-size-complex="12pt"/>
    </style:style>
    <style:style style:name="T1" style:family="text">
      <style:text-properties officeooo:rsid="0004eba8"/>
    </style:style>
    <style:style style:name="T2" style:family="text">
      <style:text-properties officeooo:rsid="000b352b"/>
    </style:style>
    <style:style style:name="T3" style:family="text">
      <style:text-properties officeooo:rsid="000c5d18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c5d18" style:font-weight-asian="bold" style:font-weight-complex="bold"/>
    </style:style>
    <style:style style:name="T6" style:family="text">
      <style:text-properties officeooo:rsid="000f33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ct Idea</text:p>
      <text:p text:style-name="P1"/>
      <text:p text:style-name="P2">John Malek</text:p>
      <text:p text:style-name="P3"/>
      <text:p text:style-name="P4"><text:span text:style-name="T5">Project title</text:span><text:span text:style-name="T3">: </text:span>A platform for start-ups to find investors and vice versa. </text:p>
      <text:p text:style-name="P8"><text:span text:style-name="T4">Description</text:span>: A web or mobile platform for invest<text:span text:style-name="T6">o</text:span>rs and startups to find each other. </text:p>
      <text:p text:style-name="P5">Investors can check the portfolio of a startup including its business p<text:span text:style-name="T1">lan</text:span>, long and short term goals, <text:span text:style-name="T1">minimum viable products (prototype), team and office set up and a clear path for return on investment.</text:span></text:p>
      <text:p text:style-name="P7">Startups can view information about investors such as previous investments, location, industry focus and expectations <text:span text:style-name="T6">on </text:span>returns of investment.</text:p>
      <text:p text:style-name="P4"/>
      <text:p text:style-name="P6"><text:span text:style-name="T4">Requirements for the platform</text:span>:</text:p>
      <text:p text:style-name="P6">- User profiles for investors and start up companies where they highlight among others, their backgrounds, expertise, investment preferences and industry focus.</text:p>
      <text:p text:style-name="P6">- Search. The investors can search for startups and startups do the same based on industry, location and specific requirements.</text:p>
      <text:p text:style-name="P6">- <text:span text:style-name="T2">Communication and messaging capability. Establish communication channeld between investors and companies to through chat or messaging features.</text:span></text:p>
      <text:p text:style-name="P6">- <text:span text:style-name="T3">Feedback. Investors and startup companies can give feedback to each other based on their experiences. It can also include a rating mechanism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5T09:41:49.170044343</meta:creation-date>
    <dc:date>2023-05-25T11:45:30.015135763</dc:date>
    <meta:editing-duration>PT31M37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11" meta:word-count="170" meta:character-count="1134" meta:non-whitespace-character-count="973"/>
  </office:meta>
</office:document-meta>
</file>